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ShannsMono Nerd Font Mono" svg:font-family="'ComicShannsMono Nerd Font Mono'"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text-properties style:font-name="ComicShannsMono Nerd Font Mono"/>
    </style:style>
    <style:style style:name="P2" style:family="paragraph" style:parent-style-name="Standard">
      <style:text-properties style:font-name="ComicShannsMono Nerd Font Mono" officeooo:rsid="000c867b" officeooo:paragraph-rsid="000c867b"/>
    </style:style>
    <style:style style:name="P3" style:family="paragraph" style:parent-style-name="Standard">
      <style:text-properties style:font-name="ComicShannsMono Nerd Font Mono" officeooo:rsid="000dfd66" officeooo:paragraph-rsid="000dfd66"/>
    </style:style>
    <style:style style:name="P4" style:family="paragraph" style:parent-style-name="Standard">
      <style:text-properties style:font-name="ComicShannsMono Nerd Font Mono" officeooo:rsid="000f2541" officeooo:paragraph-rsid="000f2541"/>
    </style:style>
    <style:style style:name="P5" style:family="paragraph" style:parent-style-name="Standard">
      <style:text-properties style:font-name="ComicShannsMono Nerd Font Mono" officeooo:rsid="00103a24" officeooo:paragraph-rsid="00103a24"/>
    </style:style>
    <style:style style:name="P6" style:family="paragraph" style:parent-style-name="Standard">
      <style:text-properties style:font-name="ComicShannsMono Nerd Font Mono" officeooo:rsid="0011341c" officeooo:paragraph-rsid="0011341c"/>
    </style:style>
    <style:style style:name="P7" style:family="paragraph" style:parent-style-name="Standard">
      <style:text-properties style:font-name="ComicShannsMono Nerd Font Mono" officeooo:rsid="00126c86" officeooo:paragraph-rsid="00126c86"/>
    </style:style>
    <style:style style:name="T1" style:family="text">
      <style:text-properties officeooo:rsid="000b6b18"/>
    </style:style>
    <style:style style:name="T2" style:family="text">
      <style:text-properties officeooo:rsid="000c867b"/>
    </style:style>
    <style:style style:name="T3" style:family="text">
      <style:text-properties officeooo:rsid="000dfd66"/>
    </style:style>
    <style:style style:name="T4" style:family="text">
      <style:text-properties officeooo:rsid="000f2541"/>
    </style:style>
    <style:style style:name="T5" style:family="text">
      <style:text-properties officeooo:rsid="00103a24"/>
    </style:style>
    <style:style style:name="T6" style:family="text">
      <style:text-properties officeooo:rsid="001209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ddmats</text:span>.c<text:span text:style-name="T1">pp</text:span> &amp; <text:span text:style-name="T1">addmats.s</text:span></text:p>
      <text:p text:style-name="P1"/>
      <text:p text:style-name="P1">the most distinct difference to me <text:span text:style-name="T2">when looking at addmats was how functions were handled so differently. I normally never think about how functions and function pointers are handled and how the program returns when finished, but in the ASM we have to manually manage all those pointers on top of the actual code! Looking at addMatracies, around 14 lines of code are solely for managing and pre-allocating before we even start the execution! </text:span><text:span text:style-name="T3">The functions also are much harder to parse, as we never explicitly state anywhere </text:span><text:span text:style-name="T4">what types/what values are expected to exist on the stack at call time, and we </text:span><text:span text:style-name="T3">just allocating </text:span><text:span text:style-name="T4">on the stack based on the bytes needed to store them. </text:span></text:p>
      <text:p text:style-name="P1"/>
      <text:p text:style-name="P2">Additionally, <text:span text:style-name="T3">looking at just the handling of the for loop and interating by comparing i and size was a clear example of this ease:</text:span></text:p>
      <text:p text:style-name="P3">in the asm, the for loop is handled in the .L3 chunk of code, by performing a comparison, and then looping back to .L4 if it the condition (less then) is met, handled by jumping back to .L4 and then running thru the inner loop, iterating our iterator, then doing the comparison again.</text:p>
      <text:p text:style-name="P3"/>
      <text:p text:style-name="P3">Inside .L4, the management of arrays is very explicit. In normal c/c++, we can use the square brackets operator as a shorthand for exactly what the ASM is doing, getting the pointer of the address, offsetting the address by the *(index * size_of(int)). <text:span text:style-name="T4">Personally, when I first started to look into ASM programming, it really helped me understand why some restrictions existed (e.g. arrays being fixed size), as the code needs to know in advance how big it’ll be to allocate! </text:span></text:p>
      <text:p text:style-name="P4">But .L4 pulls off the 2 arrays and the result array, gets the value at the pointer + offset of index, then adds the 2 values togather, then, the result is pushed into the result array’s index at the same index. It appears the code is using %eax to track the index of the array, which it does *4 (the size of an int in bytes in 32 bit asm). Also, because we can only operate on 2 variables at a time theres a lot more clear use of temporary storage of values. For adding the 2 arrays, we push (index*4) of one matrix into a temp value, add the other matrix to that temp value, and then pushes that temp value into the result array at the index*4.</text:p>
      <text:p text:style-name="P4"/>
      <text:p text:style-name="P4">Finally, when it finishes running the loop, it pushes everything back onto the stack and deallocates, and returns to the caller via the function pointers and stack. </text:p>
      <text:p text:style-name="P4"/>
      <text:p text:style-name="P4"/>
      <text:p text:style-name="P4"/>
      <text:p text:style-name="P4"/>
      <text:p text:style-name="P4"><text:span text:style-name="T5">ad</text:span>dmatsSimple.c &amp; <text:span text:style-name="T5">addmatsSimple.s</text:span></text:p>
      <text:p text:style-name="P4"/>
      <text:p text:style-name="P5">similary, if not more clearly then the previous code, addmatsSimple handles loops, but now without also tracking the function pointers as no functions are being called. </text:p>
      <text:p text:style-name="P5"><text:soft-page-break/>Each array is 20 bytes long (5 * size(int) = 5*4 = 20), so the numbers 36, 56, and 76 all refer to the pointer of each array!</text:p>
      <text:p text:style-name="P6">The more interesting note in this chunk of code comes from the declaration of the <text:span text:style-name="T6">arrays when compared to the previous program. Our 2 arrays have many zeros, so the compiler zeros out the memory of them first with the ops like “xorl %eax, %eax” (xor with self = 0 always), then afterwards pushes the values we do have (1, 2) into the respective slots. This way, the “empty” memory is still declared and we don’t end up with junk. </text:span></text:p>
      <text:p text:style-name="P6"/>
      <text:p text:style-name="P6"/>
      <text:p text:style-name="P6"/>
      <text:p text:style-name="P7">addmatsSubr.c &amp; addmatsSubr.s</text:p>
      <text:p text:style-name="P7"/>
      <text:p text:style-name="P7">like before, we push the pointers of the array in %ebp (at 4,8,12, 4 bytes per pointer, in addition to the interator var i. </text:p>
      <text:p text:style-name="P7">We now have a function call again, but with less overhead as we are in c. the first chunk of addMatricies once again manages call and function pointers and such, before entering .L2 and beginning the comparsion for loop.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ShannsMono Nerd Font Mono" svg:font-family="'ComicShannsMono Nerd Font Mono'"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22:42:21.273061934</meta:creation-date>
    <dc:date>2025-04-14T23:49:56.073237076</dc:date>
    <meta:editing-duration>PT35M38S</meta:editing-duration>
    <meta:editing-cycles>7</meta:editing-cycles>
    <meta:generator>LibreOffice/24.8.6.2$Linux_X86_64 LibreOffice_project/480$Build-2</meta:generator>
    <meta:document-statistic meta:table-count="0" meta:image-count="0" meta:object-count="0" meta:page-count="2" meta:paragraph-count="14" meta:word-count="636" meta:character-count="3529" meta:non-whitespace-character-count="2900"/>
  </office:meta>
</office:document-meta>
</file>